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nchStemFilter.setStemmer( FrenchStemmer stem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nchStemFilter.FrenchStemFilter( TokenStream in , Set exclusion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nchStemFilter.setExclusionTable( Map exclusion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nchStemFilter.FrenchStemFilter( Token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nchStemFilter.next( final Token reusable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